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ro1" style:family="table-row">
      <style:table-row-properties style:row-height="0.53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[i,j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[i,j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number-columns-repeated="8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/>
          <table:table-cell table:number-columns-repeated="8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|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/>
          <table:table-cell table:number-columns-repeated="8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  <table:table-cell table:number-columns-repeated="11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CSは</text:p>
          </table:table-cell>
          <table:table-cell/>
          <table:table-cell office:value-type="string" calcext:value-type="string">
            <text:p>attgtc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00/00/00</text:date>, <text:time style:data-style-name="N2" text:time-value="20:36:14.71353922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3:19:46.864459117</meta:creation-date>
    <dc:date>2015-06-23T20:49:13.575758000</dc:date>
    <meta:editing-duration>PT18M22S</meta:editing-duration>
    <meta:editing-cycles>9</meta:editing-cycles>
    <meta:generator>LibreOffice/4.2.8.2$Linux_X86_64 LibreOffice_project/420m0$Build-2</meta:generator>
    <meta:document-statistic meta:table-count="1" meta:cell-count="353" meta:object-count="0"/>
  </office:meta>
</office:document-meta>
</file>